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036cm" fo:margin-left="-0.199cm" table:align="left" style:writing-mode="lr-tb"/>
    </style:style>
    <style:style style:name="Table1.A" style:family="table-column">
      <style:table-column-properties style:column-width="3.683cm"/>
    </style:style>
    <style:style style:name="Table1.B" style:family="table-column">
      <style:table-column-properties style:column-width="4.507cm"/>
    </style:style>
    <style:style style:name="Table1.C" style:family="table-column">
      <style:table-column-properties style:column-width="4.094cm"/>
    </style:style>
    <style:style style:name="Table1.D" style:family="table-column">
      <style:table-column-properties style:column-width="4.752cm"/>
    </style:style>
    <style:style style:name="Table1.1" style:family="table-row">
      <style:table-row-properties style:row-height="1.21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row-height="1.249cm" fo:keep-together="always"/>
    </style:style>
    <style:style style:name="Table1.3" style:family="table-row">
      <style:table-row-properties style:row-height="1.282cm" fo:keep-together="always"/>
    </style:style>
    <style:style style:name="Table1.4" style:family="table-row">
      <style:table-row-properties style:row-height="1.266cm" fo:keep-together="always"/>
    </style:style>
    <style:style style:name="Table1.5" style:family="table-row">
      <style:table-row-properties style:min-row-height="0.601cm" fo:keep-together="always"/>
    </style:style>
    <style:style style:name="Table2" style:family="table">
      <style:table-properties style:width="17.069cm" fo:margin-left="-0.199cm" table:align="left" style:writing-mode="lr-tb"/>
    </style:style>
    <style:style style:name="Table2.A" style:family="table-column">
      <style:table-column-properties style:column-width="17.069cm"/>
    </style:style>
    <style:style style:name="Table2.1" style:family="table-row">
      <style:table-row-properties style:min-row-height="7.507cm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556cm" fo:keep-together="always"/>
    </style:style>
    <style:style style:name="Table3" style:family="table">
      <style:table-properties style:width="16.718cm" fo:margin-left="-0.199cm" table:align="left" style:writing-mode="lr-tb"/>
    </style:style>
    <style:style style:name="Table3.A" style:family="table-column">
      <style:table-column-properties style:column-width="2.318cm"/>
    </style:style>
    <style:style style:name="Table3.B" style:family="table-column">
      <style:table-column-properties style:column-width="5.493cm"/>
    </style:style>
    <style:style style:name="Table3.C" style:family="table-column">
      <style:table-column-properties style:column-width="4.128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2.2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99cm" fo:keep-together="auto"/>
    </style:style>
    <style:style style:name="Table4" style:family="table">
      <style:table-properties style:width="16.718cm" fo:margin-left="-0.199cm" table:align="left" style:writing-mode="lr-tb"/>
    </style:style>
    <style:style style:name="Table4.A" style:family="table-column">
      <style:table-column-properties style:column-width="2.731cm"/>
    </style:style>
    <style:style style:name="Table4.B" style:family="table-column">
      <style:table-column-properties style:column-width="1.27cm"/>
    </style:style>
    <style:style style:name="Table4.C" style:family="table-column">
      <style:table-column-properties style:column-width="12.718cm"/>
    </style:style>
    <style:style style:name="Table4.1" style:family="table-row">
      <style:table-row-properties style:min-row-height="1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801cm" fo:keep-together="auto"/>
    </style:style>
    <style:style style:name="Table5" style:family="table">
      <style:table-properties style:width="16.429cm" fo:margin-left="-0.199cm" table:align="left" style:writing-mode="lr-tb"/>
    </style:style>
    <style:style style:name="Table5.A" style:family="table-column">
      <style:table-column-properties style:column-width="16.429cm"/>
    </style:style>
    <style:style style:name="Table5.1" style:family="table-row">
      <style:table-row-properties style:min-row-height="5.475cm"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1.27cm" fo:keep-together="always"/>
    </style:style>
    <style:style style:name="Table6" style:family="table">
      <style:table-properties style:width="16.429cm" fo:margin-left="-0.199cm" table:align="left" style:writing-mode="lr-tb"/>
    </style:style>
    <style:style style:name="Table6.A" style:family="table-column">
      <style:table-column-properties style:column-width="16.429cm"/>
    </style:style>
    <style:style style:name="Table6.1" style:family="table-row">
      <style:table-row-properties style:min-row-height="6.865cm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429cm" fo:margin-left="-0.199cm" table:align="left" style:writing-mode="lr-tb"/>
    </style:style>
    <style:style style:name="Table7.A" style:family="table-column">
      <style:table-column-properties style:column-width="16.429cm"/>
    </style:style>
    <style:style style:name="Table7.1" style:family="table-row">
      <style:table-row-properties style:min-row-height="5.073cm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il1">
      <style:paragraph-properties fo:margin-top="0cm" fo:margin-bottom="0cm" fo:line-height="150%"/>
    </style:style>
    <style:style style:name="P3" style:family="paragraph" style:parent-style-name="Stil1">
      <style:paragraph-properties fo:margin-top="0cm" fo:margin-bottom="0cm" fo:line-height="150%" fo:text-align="center" style:justify-single-word="false"/>
    </style:style>
    <style:style style:name="P4" style:family="paragraph" style:parent-style-name="Stil1">
      <style:paragraph-properties fo:margin-top="0cm" fo:margin-bottom="0cm" fo:line-height="150%" style:snap-to-layout-grid="false"/>
    </style:style>
    <style:style style:name="P5" style:family="paragraph" style:parent-style-name="Stil1">
      <style:paragraph-properties fo:margin-top="0cm" fo:margin-bottom="0cm"/>
      <style:text-properties style:language-asian="en" style:country-asian="US"/>
    </style:style>
    <style:style style:name="P6" style:family="paragraph" style:parent-style-name="Stil1">
      <style:paragraph-properties fo:margin-top="0cm" fo:margin-bottom="0cm" fo:line-height="150%"/>
      <style:text-properties style:language-asian="en" style:country-asian="US"/>
    </style:style>
    <style:style style:name="P7" style:family="paragraph" style:parent-style-name="Stil1">
      <style:paragraph-properties fo:margin-top="0cm" fo:margin-bottom="0cm" fo:line-height="150%" style:snap-to-layout-grid="false"/>
      <style:text-properties style:language-asian="en" style:country-asian="US"/>
    </style:style>
    <style:style style:name="P8" style:family="paragraph" style:parent-style-name="Stil1">
      <style:paragraph-properties fo:margin-top="0cm" fo:margin-bottom="0cm" fo:text-align="center" style:justify-single-word="false"/>
      <style:text-properties style:language-asian="en" style:country-asian="US" style:font-weight-complex="bold"/>
    </style:style>
    <style:style style:name="P9" style:family="paragraph" style:parent-style-name="Stil1">
      <style:paragraph-properties fo:margin-top="0cm" fo:margin-bottom="0cm" fo:text-align="center" style:justify-single-word="false" style:snap-to-layout-grid="false"/>
      <style:text-properties style:language-asian="en" style:country-asian="US" style:font-weight-complex="bold"/>
    </style:style>
    <style:style style:name="P10" style:family="paragraph" style:parent-style-name="Stil1">
      <style:paragraph-properties fo:margin-top="0cm" fo:margin-bottom="0cm" style:snap-to-layout-grid="false"/>
      <style:text-properties fo:font-size="10pt" style:font-size-asian="10pt" style:language-asian="en" style:country-asian="US" style:font-size-complex="10pt"/>
    </style:style>
    <style:style style:name="P11" style:family="paragraph" style:parent-style-name="Stil1">
      <style:paragraph-properties fo:margin-top="0cm" fo:margin-bottom="0cm" fo:text-align="center" style:justify-single-word="false" style:snap-to-layout-grid="false"/>
      <style:text-properties fo:font-size="10pt" style:font-size-asian="10pt" style:language-asian="en" style:country-asian="US" style:font-size-complex="10pt"/>
    </style:style>
    <style:style style:name="P12" style:family="paragraph" style:parent-style-name="Stil1">
      <style:paragraph-properties fo:margin-top="0cm" fo:margin-bottom="0cm" fo:line-height="150%"/>
      <style:text-properties fo:font-size="10pt" style:font-size-asian="10pt" style:language-asian="en" style:country-asian="US" style:font-size-complex="10pt"/>
    </style:style>
    <style:style style:name="P13" style:family="paragraph" style:parent-style-name="Stil1">
      <style:paragraph-properties fo:margin-top="0cm" fo:margin-bottom="0cm"/>
      <style:text-properties fo:font-style="italic" style:font-style-asian="italic"/>
    </style:style>
    <style:style style:name="P14" style:family="paragraph" style:parent-style-name="Stil1">
      <style:paragraph-properties fo:margin-top="0cm" fo:margin-bottom="0cm">
        <style:tab-stops>
          <style:tab-stop style:position="5.715cm"/>
          <style:tab-stop style:position="11.748cm"/>
        </style:tab-stops>
      </style:paragraph-properties>
    </style:style>
    <style:style style:name="P15" style:family="paragraph" style:parent-style-name="Standard">
      <style:text-properties fo:font-size="11pt" fo:language="nb" fo:country="NO" style:font-size-asian="11pt" style:font-size-complex="11pt"/>
    </style:style>
    <style:style style:name="P16" style:family="paragraph" style:parent-style-name="Standard">
      <style:paragraph-properties style:snap-to-layout-grid="false"/>
      <style:text-properties fo:font-size="11pt" fo:language="nb" fo:country="NO" style:font-size-asian="11pt" style:font-size-complex="11pt"/>
    </style:style>
    <style:style style:name="P17" style:family="paragraph" style:parent-style-name="Standard">
      <style:text-properties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8.573cm"/>
        </style:tab-stops>
      </style:paragraph-properties>
    </style:style>
    <style:style style:name="P19" style:family="paragraph" style:parent-style-name="Standard">
      <style:text-properties fo:language="nb" fo:country="NO"/>
    </style:style>
    <style:style style:name="P20" style:family="paragraph" style:parent-style-name="Standard">
      <style:paragraph-properties fo:line-height="150%"/>
      <style:text-properties fo:language="nb" fo:country="NO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line-height="150%">
        <style:tab-stops>
          <style:tab-stop style:position="5.001cm"/>
        </style:tab-stops>
      </style:paragraph-properties>
      <style:text-properties fo:language="nb" fo:country="NO" style:text-underline-style="solid" style:text-underline-width="auto" style:text-underline-color="font-color"/>
    </style:style>
    <style:style style:name="P22" style:family="paragraph" style:parent-style-name="Standard">
      <style:paragraph-properties fo:line-height="150%"/>
      <style:text-properties fo:language="nb" fo:country="NO" fo:font-weight="bold" style:font-weight-asian="bold" style:font-weight-complex="bold"/>
    </style:style>
    <style:style style:name="P23" style:family="paragraph" style:parent-style-name="Standard">
      <style:paragraph-properties fo:line-height="150%"/>
      <style:text-properties fo:language="nb" fo:country="NO"/>
    </style:style>
    <style:style style:name="P24" style:family="paragraph" style:parent-style-name="Standard">
      <style:paragraph-properties>
        <style:tab-stops>
          <style:tab-stop style:position="1.251cm"/>
        </style:tab-stops>
      </style:paragraph-properties>
      <style:text-properties fo:language="nb" fo:country="NO"/>
    </style:style>
    <style:style style:name="P25" style:family="paragraph" style:parent-style-name="Standard">
      <style:paragraph-properties>
        <style:tab-stops>
          <style:tab-stop style:position="5.715cm"/>
          <style:tab-stop style:position="11.748cm"/>
        </style:tab-stops>
      </style:paragraph-properties>
      <style:text-properties fo:language="nb" fo:country="NO"/>
    </style:style>
    <style:style style:name="P26" style:family="paragraph" style:parent-style-name="Standard">
      <style:paragraph-properties fo:text-align="justify" style:justify-single-word="false"/>
      <style:text-properties fo:language="nb" fo:country="NO"/>
    </style:style>
    <style:style style:name="P27" style:family="paragraph" style:parent-style-name="Standard">
      <style:paragraph-properties fo:text-align="justify" style:justify-single-word="false">
        <style:tab-stops>
          <style:tab-stop style:position="8.573cm"/>
        </style:tab-stops>
      </style:paragraph-properties>
      <style:text-properties fo:language="nb" fo:country="NO"/>
    </style:style>
    <style:style style:name="P28" style:family="paragraph" style:parent-style-name="Standard">
      <style:paragraph-properties>
        <style:tab-stops>
          <style:tab-stop style:position="5.715cm"/>
          <style:tab-stop style:position="8.573cm"/>
        </style:tab-stops>
      </style:paragraph-properties>
      <style:text-properties fo:language="nb" fo:country="NO"/>
    </style:style>
    <style:style style:name="P29" style:family="paragraph" style:parent-style-name="Standard">
      <style:paragraph-properties style:snap-to-layout-grid="false"/>
    </style:style>
    <style:style style:name="P30" style:family="paragraph" style:parent-style-name="Standard">
      <style:paragraph-properties fo:line-height="150%"/>
    </style:style>
    <style:style style:name="P31" style:family="paragraph" style:parent-style-name="Standard">
      <style:paragraph-properties fo:margin-left="0cm" fo:margin-right="0.011cm" fo:line-height="150%" fo:text-align="center" style:justify-single-word="false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language="nb" fo:country="NO"/>
    </style:style>
    <style:style style:name="P32" style:family="paragraph" style:parent-style-name="Standard">
      <style:paragraph-properties fo:margin-left="0cm" fo:margin-right="0.011cm" fo:line-height="150%" fo:text-align="justify" style:justify-single-word="false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line-height="150%" fo:break-before="page"/>
      <style:text-properties fo:font-size="14pt" fo:language="nb" fo:country="NO" fo:font-style="italic" fo:font-weight="bold" style:font-size-asian="14pt" style:font-style-asian="italic" style:font-weight-asian="bold" style:font-size-complex="14pt" style:font-weight-complex="bold"/>
    </style:style>
    <style:style style:name="P34" style:family="paragraph" style:parent-style-name="Stil_20_Overskrift_20_1_20__2b__20_Linjeavstand_3a__20__20_Halvannen">
      <style:paragraph-properties fo:line-height="100%"/>
    </style:style>
    <style:style style:name="P35" style:family="paragraph" style:parent-style-name="Stil_20_Overskrift_20_1_20__2b__20_Linjeavstand_3a__20__20_Halvannen">
      <style:paragraph-properties fo:line-height="100%"/>
      <style:text-properties fo:font-weight="normal" style:font-weight-asian="normal"/>
    </style:style>
    <style:style style:name="P36" style:family="paragraph" style:parent-style-name="Stil_20_Overskrift_20_1_20__2b__20_Linjeavstand_3a__20__20_Halvannen">
      <style:paragraph-properties fo:line-height="100%">
        <style:tab-stops>
          <style:tab-stop style:position="10.795cm"/>
        </style:tab-stops>
      </style:paragraph-properties>
      <style:text-properties fo:font-weight="normal" style:font-weight-asian="normal"/>
    </style:style>
    <style:style style:name="P37" style:family="paragraph" style:parent-style-name="Stil_20_Overskrift_20_1_20__2b__20_Linjeavstand_3a__20__20_Halvannen">
      <style:paragraph-properties fo:line-height="100%"/>
      <style:text-properties style:text-underline-style="solid" style:text-underline-width="auto" style:text-underline-color="font-color"/>
    </style:style>
    <style:style style:name="P38" style:family="paragraph" style:parent-style-name="Stil_20_Overskrift_20_1_20__2b__20_Linjeavstand_3a__20__20_Halvannen">
      <style:paragraph-properties fo:margin-left="0.635cm" fo:margin-right="0cm" fo:line-height="100%" fo:text-indent="0cm" style:auto-text-indent="false"/>
      <style:text-properties fo:font-weight="normal" style:font-weight-asian="normal"/>
    </style:style>
    <style:style style:name="P39" style:family="paragraph" style:parent-style-name="Stil1" style:master-page-name="Standard">
      <style:paragraph-properties fo:margin-top="0cm" fo:margin-bottom="0cm" fo:line-height="15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text-align="start"/>
    </style:style>
    <style:style style:name="T1" style:family="text">
      <style:text-properties fo:font-weight="bold" style:language-asian="en" style:country-asian="US" style:font-weight-asian="bold"/>
    </style:style>
    <style:style style:name="T2" style:family="text">
      <style:text-properties fo:font-size="14pt" fo:font-weight="bold" style:font-size-asian="14pt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language="nb" fo:country="NO"/>
    </style:style>
    <style:style style:name="T5" style:family="text">
      <style:text-properties fo:language="nb" fo:country="NO" fo:font-weight="bold" style:font-weight-asian="bold" style:font-weight-complex="bold"/>
    </style:style>
    <style:style style:name="T6" style:family="text">
      <style:text-properties fo:language="nb" fo:country="NO" style:font-weight-complex="bold"/>
    </style:style>
    <style:style style:name="T7" style:family="text">
      <style:text-properties fo:language="nb" fo:country="NO" style:text-underline-style="solid" style:text-underline-width="auto" style:text-underline-color="font-color"/>
    </style:style>
    <style:style style:name="T8" style:family="text">
      <style:text-properties fo:font-weight="normal" style:font-weight-asian="normal"/>
    </style:style>
    <style:style style:name="T9" style:family="text">
      <style:text-properties fo:font-size="11pt" fo:font-weight="normal" style:font-size-asian="11pt" style:font-weight-asian="normal" style:font-size-complex="11pt"/>
    </style:style>
    <style:style style:name="T10" style:family="text">
      <style:text-properties fo:font-size="11pt" fo:language="nb" fo:country="NO" style:font-size-asian="11pt" style:font-size-complex="11pt"/>
    </style:style>
    <style:style style:name="T11" style:family="text">
      <style:text-properties style:language-asian="en" style:country-asian="US"/>
    </style:style>
    <style:style style:name="T12" style:family="text">
      <style:text-properties fo:font-size="13pt" fo:language="nb" fo:country="NO" fo:font-weight="bold" style:font-size-asian="13pt" style:language-asian="nb" style:country-asian="NO" style:font-weight-asian="bold" style:font-size-complex="13pt" style:font-weight-complex="bold"/>
    </style:style>
    <style:style style:name="T1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4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2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8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9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5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p text:style-name="P39">SØKNADSSKJEMA FOR FORLENGELSE </text:p>
        <text:p text:style-name="P3"><text:span text:style-name="T3">AV </text:span><text:span text:style-name="T2">GJELDENDE PH.D.-AVTALE</text:span><text:span text:style-name="T3"> </text:span></text:p>
        <text:p text:style-name="P31"/>
        <text:p text:style-name="Standard"><text:span text:style-name="T4">Søknaden skal fylles ut på PC, skrives ut, undertegnes og sendes til det instituttet du er tilknyttet</text:span><text:span text:style-name="Char"><text:span text:style-name="T9"> </text:span></text:span><text:span text:style-name="Char1"><text:span text:style-name="T9">(velg fra rullgardinmenyen)</text:span></text:span><text:span text:style-name="T10">:</text:span></text:p>
        <text:p text:style-name="P15"/>
        <text:p text:style-name="P32"><text:bookmark-start text:name="Institutter"/><text:drop-down text:name="Institutter"><text:label text:value="                                         "/><text:label text:value="Institutt for astrofysikk"/><text:label text:value="Biologisk institutt"/><text:label text:value="Farmasøytisk institutt"/><text:label text:value="Fysisk institutt"/><text:label text:value="Institutt for geofag"/><text:label text:current-selected="true" text:value="Institutt for informatikk"/><text:label text:value="Kjemisk institutt"/><text:label text:value="Matematisk institutt"/><text:label text:value="Institutt for molekylær biovitenskap"/><text:label text:value="Naturhistorisk museum"/><text:label text:value="Senter for entreprenørskap"/>Institutt for informatikk</text:drop-down><text:bookmark-end text:name="Institutter"/></text:p>
        <text:p text:style-name="P17"><text:s/></text:p>
        <text:p text:style-name="Standard"><text:span text:style-name="T5">Personopplysninger</text:span><text:span text:style-name="T4">:</text:span></text:p>
        <text:p text:style-name="P19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2" office:value-type="string">
              <text:p text:style-name="P16">Etternavn (alle):</text:p>
              <text:p text:style-name="P15"><text:bookmark-start text:name="Text160"/><text:text-input text:description="Text160">Kjernsmo</text:text-input><text:bookmark-end text:name="Text160"/></text:p>
            </table:table-cell>
            <table:covered-table-cell/>
            <table:table-cell table:style-name="Table1.C1" table:number-columns-spanned="2" office:value-type="string">
              <text:p text:style-name="P16">Fornavn og mellomnavn (alle):</text:p>
              <text:p text:style-name="P15"><text:bookmark-start text:name="Text1"/><text:text-input text:description="Text1">Kjetil</text:text-input><text:bookmark-end text:name="Text1"/></text:p>
            </table:table-cell>
            <table:covered-table-cell/>
          </table:table-row>
          <table:table-row table:style-name="Table1.2">
            <table:table-cell table:style-name="Table1.C1" table:number-columns-spanned="4" office:value-type="string">
              <text:p text:style-name="P16">Fødselsnummer (11 siffer):</text:p>
              <text:p text:style-name="P15"><text:bookmark-start text:name="Text2"/><text:text-input text:description="Text2">14087341357</text:text-input><text:bookmark-end text:name="Text2"/></text:p>
            </table:table-cell>
            <table:covered-table-cell/>
            <table:covered-table-cell/>
            <table:covered-table-cell/>
          </table:table-row>
          <table:table-row table:style-name="Table1.3">
            <table:table-cell table:style-name="Table1.C1" table:number-columns-spanned="4" office:value-type="string">
              <text:p text:style-name="P16">Bostedsadresse:</text:p>
              <text:p text:style-name="P15"><text:bookmark-start text:name="Text5"/><text:text-input text:description="Text5">Olaf Bulls vei 72</text:text-input><text:bookmark-end text:name="Text5"/></text:p>
            </table:table-cell>
            <table:covered-table-cell/>
            <table:covered-table-cell/>
            <table:covered-table-cell/>
          </table:table-row>
          <table:table-row table:style-name="Table1.4">
            <table:table-cell table:style-name="Table1.A1" office:value-type="string">
              <text:p text:style-name="P16">Postnummer og sted:</text:p>
              <text:p text:style-name="Standard"><text:bookmark-start text:name="Text6"/><text:span text:style-name="T10"><text:text-input text:description="Text6">0765</text:text-input></text:span><text:bookmark-end text:name="Text6"/><text:span text:style-name="T10"> <text:s text:c="2"/></text:span><text:span text:style-name="T10"><text:text-input text:description="Text7">Oslo</text:text-input></text:span></text:p>
            </table:table-cell>
            <table:table-cell table:style-name="Table1.A1" office:value-type="string">
              <text:p text:style-name="P29"><text:span text:style-name="T10">Land</text:span><text:span text:style-name="T10">:</text:span></text:p>
              <text:p text:style-name="P15"><text:bookmark-start text:name="Text7"/><text:text-input text:description="Text7">Norge</text:text-input><text:bookmark-end text:name="Text7"/></text:p>
            </table:table-cell>
            <table:table-cell table:style-name="Table1.A1" office:value-type="string">
              <text:p text:style-name="P16">Telefon (privat):</text:p>
              <text:p text:style-name="P15"><text:bookmark-start text:name="Text8"/><text:text-input text:description="Text8">     </text:text-input><text:bookmark-end text:name="Text8"/></text:p>
            </table:table-cell>
            <table:table-cell table:style-name="Table1.C1" office:value-type="string">
              <text:p text:style-name="P16">Mobiltelefon:</text:p>
              <text:p text:style-name="P15"><text:bookmark-start text:name="Text9"/><text:text-input text:description="Text9">98648234</text:text-input><text:bookmark-end text:name="Text9"/></text:p>
            </table:table-cell>
          </table:table-row>
          <table:table-row table:style-name="Table1.5">
            <table:table-cell table:style-name="Table1.C1" table:number-columns-spanned="4" office:value-type="string">
              <text:p text:style-name="P16">E-postadresse:</text:p>
              <text:p text:style-name="Standard"><text:span text:style-name="T10"><text:s/></text:span><text:bookmark-start text:name="Text10"/><text:span text:style-name="T10"><text:text-input text:description="Text10">kjekje@ifi.uio.no</text:text-input></text:span><text:bookmark-end text:name="Text10"/></text:p>
            </table:table-cell>
            <table:covered-table-cell/>
            <table:covered-table-cell/>
            <table:covered-table-cell/>
          </table:table-row>
        </table:table>
        <text:p text:style-name="P34"/>
        <text:p text:style-name="P34"/>
        <text:p text:style-name="P36"><text:tab/></text:p>
        <text:p text:style-name="P34">I HENHOLD TIL GJELDENDE AVTALE:</text:p>
        <text:p text:style-name="P35"/>
        <text:p text:style-name="P34">Er det endringer i prosjektet? <text:span text:style-name="T8"><text:tab/><text:tab/><text:tab/></text:span><text:bookmark-start text:name="Check3"/><text:span text:style-name="T8"><draw:control text:anchor-type="as-char" draw:z-index="0" draw:style-name="gr1" draw:text-style-name="P40" svg:width="0.318cm" svg:height="0.318cm" draw:control="control1"/></text:span><text:bookmark-end text:name="Check3"/><text:span text:style-name="T8"> Ja<text:tab/><text:tab/></text:span><text:bookmark-start text:name="Check4"/><text:span text:style-name="T8"><draw:control text:anchor-type="as-char" draw:z-index="1" draw:style-name="gr1" draw:text-style-name="P40" svg:width="0.318cm" svg:height="0.318cm" draw:control="control2"/></text:span><text:bookmark-end text:name="Check4"/><text:span text:style-name="T8"> Nei</text:span></text:p>
        <text:p text:style-name="P3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7">Hvis ja, angi hvilke endringer. </text:p>
              <text:p text:style-name="P6"><text:text-input text:description="Text30">Det er ingen endringer i prosjektet, hovedsaken her er at jeg ønsker å gå ned i stilling for å være mer sammen med barna i høst. 

Forøvrig er det kun endringer i rekkefølgen ting er gjort eller skal gjøres, ettersom det var viktig å følge opp muligheter som kom, noe som har gjort at jeg nå har fått publisert min første artikkel med gode reviews. Det er også noen endringer i opplæringsdelen ettersom det opprettes nye, interessante kurs. </text:text-input></text:p>
            </table:table-cell>
          </table:table-row>
          <table:table-row table:style-name="Table2.2">
            <table:table-cell table:style-name="Table2.A1" office:value-type="string">
              <text:p text:style-name="P4"><text:span text:style-name="T11">D</text:span><text:span text:style-name="T11">ato og hovedveileders underskrift ved endring</text:span></text:p>
              <text:p text:style-name="P6"/>
            </table:table-cell>
          </table:table-row>
        </table:table>
        <text:p text:style-name="P34"><text:soft-page-break/>Opplæringsdelen (MÅ fylles ut):</text:p>
        <text:p text:style-name="P2"><text:span text:style-name="T11">Oppgi emner/pensum som inngår, eller som du søker å få godkjent i opplæringsdelen</text:span><text:span text:style-name="T1">: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9">Emnekode </text:p>
            </table:table-cell>
            <table:table-cell table:style-name="Table3.A1" office:value-type="string">
              <text:p text:style-name="P9">Emne navn</text:p>
            </table:table-cell>
            <table:table-cell table:style-name="Table3.A1" office:value-type="string">
              <text:p text:style-name="P9">Gitt hvor</text:p>
            </table:table-cell>
            <table:table-cell table:style-name="Table3.A1" office:value-type="string">
              <text:p text:style-name="P9">Eksamens-semester </text:p>
              <text:p text:style-name="P8">og år</text:p>
            </table:table-cell>
            <table:table-cell table:style-name="Table3.E1" office:value-type="string">
              <text:p text:style-name="P9">Antall</text:p>
              <text:p text:style-name="P8"><text:s/>studie-poeng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2"/><text:text-input text:description="Text72">MNSES9100</text:text-input><text:bookmark-end text:name="Text72"/></text:p>
            </table:table-cell>
            <table:table-cell table:style-name="Table3.A1" office:value-type="string">
              <text:p text:style-name="P10"><text:text-input text:description="Text72">Science, ethics and society</text:text-input></text:p>
            </table:table-cell>
            <table:table-cell table:style-name="Table3.A1" office:value-type="string">
              <text:p text:style-name="P10"><text:bookmark-start text:name="Text81"/><text:text-input text:description="Text81">Mat.Nat., UiO</text:text-input><text:bookmark-end text:name="Text81"/></text:p>
            </table:table-cell>
            <table:table-cell table:style-name="Table3.A1" office:value-type="string">
              <text:p text:style-name="P11"><text:bookmark-start text:name="Text90"/><text:text-input text:description="Text90">V2012</text:text-input><text:bookmark-end text:name="Text90"/></text:p>
            </table:table-cell>
            <table:table-cell table:style-name="Table3.E1" office:value-type="string">
              <text:p text:style-name="P11"><text:bookmark-start text:name="Text99"/><text:text-input text:description="Text99">5</text:text-input><text:bookmark-end text:name="Text99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3"/><text:text-input text:description="Text73">MNKOM9000?</text:text-input><text:bookmark-end text:name="Text73"/></text:p>
            </table:table-cell>
            <table:table-cell table:style-name="Table3.A1" office:value-type="string">
              <text:p text:style-name="P10"><text:text-input text:description="Text72">Nytt kurs i formidling, sannsynligvis opprett, ref. Morten Dæhlen</text:text-input></text:p>
            </table:table-cell>
            <table:table-cell table:style-name="Table3.A1" office:value-type="string">
              <text:p text:style-name="P10"><text:bookmark-start text:name="Text82"/><text:text-input text:description="Text82">Mat. Nat., UiO</text:text-input><text:bookmark-end text:name="Text82"/></text:p>
            </table:table-cell>
            <table:table-cell table:style-name="Table3.A1" office:value-type="string">
              <text:p text:style-name="P11"><text:bookmark-start text:name="Text91"/><text:text-input text:description="Text91">V2014</text:text-input><text:bookmark-end text:name="Text91"/></text:p>
            </table:table-cell>
            <table:table-cell table:style-name="Table3.E1" office:value-type="string">
              <text:p text:style-name="P11"><text:bookmark-start text:name="Text100"/><text:text-input text:description="Text100">10</text:text-input><text:bookmark-end text:name="Text100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4"/><text:text-input text:description="Text74">INF9100</text:text-input><text:bookmark-end text:name="Text74"/></text:p>
            </table:table-cell>
            <table:table-cell table:style-name="Table3.A1" office:value-type="string">
              <text:p text:style-name="P10"><text:text-input text:description="Text72">Avanserte databasesystemer</text:text-input></text:p>
            </table:table-cell>
            <table:table-cell table:style-name="Table3.A1" office:value-type="string">
              <text:p text:style-name="P10"><text:bookmark-start text:name="Text83"/><text:text-input text:description="Text83">IFI, UiO</text:text-input><text:bookmark-end text:name="Text83"/></text:p>
            </table:table-cell>
            <table:table-cell table:style-name="Table3.A1" office:value-type="string">
              <text:p text:style-name="P11"><text:bookmark-start text:name="Text92"/><text:text-input text:description="Text92">H2013</text:text-input><text:bookmark-end text:name="Text92"/></text:p>
            </table:table-cell>
            <table:table-cell table:style-name="Table3.E1" office:value-type="string">
              <text:p text:style-name="P11"><text:bookmark-start text:name="Text101"/><text:text-input text:description="Text101">10</text:text-input><text:bookmark-end text:name="Text101"/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5"/><text:text-input text:description="Text75">INF9105SP</text:text-input><text:bookmark-end text:name="Text75"/></text:p>
            </table:table-cell>
            <table:table-cell table:style-name="Table3.A1" office:value-type="string">
              <text:p text:style-name="P10"><text:text-input text:description="Text72">Experimental Design</text:text-input></text:p>
            </table:table-cell>
            <table:table-cell table:style-name="Table3.A1" office:value-type="string">
              <text:p text:style-name="P10"><text:bookmark-start text:name="Text84"/><text:text-input text:description="Text84">IFI, UiO</text:text-input><text:bookmark-end text:name="Text84"/></text:p>
            </table:table-cell>
            <table:table-cell table:style-name="Table3.A1" office:value-type="string">
              <text:p text:style-name="P11"><text:bookmark-start text:name="Text93"/><text:text-input text:description="Text93">H2014</text:text-input><text:bookmark-end text:name="Text93"/></text:p>
            </table:table-cell>
            <table:table-cell table:style-name="Table3.E1" office:value-type="string">
              <text:p text:style-name="P11"><text:text-input text:description="Text101">5</text:text-input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6"/><text:bookmark text:name="Text103"/><text:text-input text:description="Text76">     </text:text-input><text:bookmark-end text:name="Text76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5"/><text:text-input text:description="Text85">     </text:text-input><text:bookmark-end text:name="Text85"/></text:p>
            </table:table-cell>
            <table:table-cell table:style-name="Table3.A1" office:value-type="string">
              <text:p text:style-name="P11"><text:bookmark-start text:name="Text94"/><text:text-input text:description="Text94">     </text:text-input><text:bookmark-end text:name="Text94"/></text:p>
            </table:table-cell>
            <table:table-cell table:style-name="Table3.E1" office:value-type="string">
              <text:p text:style-name="P11"><text:text-input text:description="Text101">  </text:text-input></text:p>
            </table:table-cell>
          </table:table-row>
          <table:table-row table:style-name="Table3.2">
            <table:table-cell table:style-name="Table3.A1" office:value-type="string">
              <text:p text:style-name="P10"><text:bookmark-start text:name="Text77"/><text:text-input text:description="Text77">     </text:text-input><text:bookmark-end text:name="Text77"/></text:p>
            </table:table-cell>
            <table:table-cell table:style-name="Table3.A1" office:value-type="string">
              <text:p text:style-name="P10"><text:text-input text:description="Text72">     </text:text-input></text:p>
            </table:table-cell>
            <table:table-cell table:style-name="Table3.A1" office:value-type="string">
              <text:p text:style-name="P10"><text:bookmark-start text:name="Text86"/><text:text-input text:description="Text86">     </text:text-input><text:bookmark-end text:name="Text86"/></text:p>
            </table:table-cell>
            <table:table-cell table:style-name="Table3.A1" office:value-type="string">
              <text:p text:style-name="P11"><text:bookmark-start text:name="Text95"/><text:text-input text:description="Text95">     </text:text-input><text:bookmark-end text:name="Text95"/></text:p>
            </table:table-cell>
            <table:table-cell table:style-name="Table3.E1" office:value-type="string">
              <text:p text:style-name="P11"><text:text-input text:description="Text101">  </text:text-input></text:p>
            </table:table-cell>
          </table:table-row>
        </table:table>
        <text:p text:style-name="P34"/>
        <text:p text:style-name="P34">Ny fremdriftsplan (MÅ fylles ut)</text:p>
        <text:p text:style-name="P5">Oppgi revidert fremdriftsplan som ønskes godkjent (skal inneholde etterprøvbare milepæler) </text:p>
        <text:p text:style-name="P13">Ved forlengelse som er 6 måneder eller kortere, skal fremdriftsplanen detaljeres til måned, ikke semester. </text:p>
        <text:p text:style-name="P13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9">Semester (ev. måned)</text:p>
            </table:table-cell>
            <table:table-cell table:style-name="Table4.A1" office:value-type="string">
              <text:p text:style-name="P9">År</text:p>
            </table:table-cell>
            <table:table-cell table:style-name="Table4.C1" office:value-type="string">
              <text:p text:style-name="P9">Gjøremål</text:p>
              <text:p text:style-name="P8">(lab-/feltarbeid, publiseringer, prøveforelesning, disputas ol.)</text:p>
            </table:table-cell>
          </table:table-row>
          <table:table-row table:style-name="Table4.2">
            <table:table-cell table:style-name="Table4.A1" office:value-type="string">
              <text:p text:style-name="P11"><text:bookmark-start text:name="Text117"/><text:text-input text:description="Text117">V</text:text-input><text:bookmark-end text:name="Text117"/></text:p>
            </table:table-cell>
            <table:table-cell table:style-name="Table4.A1" office:value-type="string">
              <text:p text:style-name="P11"><text:bookmark-start text:name="Text126"/><text:text-input text:description="Text126">2013</text:text-input><text:bookmark-end text:name="Text126"/></text:p>
            </table:table-cell>
            <table:table-cell table:style-name="Table4.C1" office:value-type="string">
              <text:p text:style-name="P10"><text:bookmark-start text:name="Text127"/><text:text-input text:description="Text127">Publisert artikkel om eksperimentdesign i databaseevalueringer. Artikkelen er akseptert av den ledende konferansen i feltet. Vært Exhibition Chair ved European Data Forum. Veilede student.</text:text-input><text:bookmark-end text:name="Text127"/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H</text:text-input></text:p>
            </table:table-cell>
            <table:table-cell table:style-name="Table4.A1" office:value-type="string">
              <text:p text:style-name="P11"><text:text-input text:description="Text126">2013</text:text-input></text:p>
            </table:table-cell>
            <table:table-cell table:style-name="Table4.C1" office:value-type="string">
              <text:p text:style-name="P10"><text:text-input text:description="Text127">INF9100. Veilede student. Jobbe 30% med data profiling, ihht. tidligere plan.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V</text:text-input></text:p>
            </table:table-cell>
            <table:table-cell table:style-name="Table4.A1" office:value-type="string">
              <text:p text:style-name="P11"><text:text-input text:description="Text126">2014</text:text-input></text:p>
            </table:table-cell>
            <table:table-cell table:style-name="Table4.C1" office:value-type="string">
              <text:p text:style-name="P10"><text:text-input text:description="Text127">Følge nytt kurs i formidling, som sannsynligvis blir opprettet ifølge dekan Morten Dæhlen. Veilede student. Fullføre første artikkel om data profiling for SPARQL. 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H</text:text-input></text:p>
            </table:table-cell>
            <table:table-cell table:style-name="Table4.A1" office:value-type="string">
              <text:p text:style-name="P11"><text:text-input text:description="Text126">2014</text:text-input></text:p>
            </table:table-cell>
            <table:table-cell table:style-name="Table4.C1" office:value-type="string">
              <text:p text:style-name="P10"><text:text-input text:description="Text127">Eksamen i nytt spesialpensum i eksperimentdesign. Mulig ny artikkel om bruk av eksperimentdesign i databasesystemevaluering og/eller om bruk av maskinlæringsteknikker i data profiling, etter etablert samarbeid på Dagstuhl-seminaret "Interoperability in Complex Information Ecosystems".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V</text:text-input></text:p>
            </table:table-cell>
            <table:table-cell table:style-name="Table4.A1" office:value-type="string">
              <text:p text:style-name="P11"><text:text-input text:description="Text126">2015</text:text-input></text:p>
            </table:table-cell>
            <table:table-cell table:style-name="Table4.C1" office:value-type="string">
              <text:p text:style-name="P10"><text:text-input text:description="Text127">Skrive og forsvare avhandlingen.</text:text-input></text:p>
            </table:table-cell>
          </table:table-row>
          <table:table-row table:style-name="Table4.2">
            <table:table-cell table:style-name="Table4.A1" office:value-type="string">
              <text:p text:style-name="P11"><text:text-input text:description="Text117">     </text:text-input></text:p>
            </table:table-cell>
            <table:table-cell table:style-name="Table4.A1" office:value-type="string">
              <text:p text:style-name="P11"><text:text-input text:description="Text126">    </text:text-input></text:p>
            </table:table-cell>
            <table:table-cell table:style-name="Table4.C1" office:value-type="string">
              <text:p text:style-name="P10"><text:text-input text:description="Text127">     </text:text-input></text:p>
            </table:table-cell>
          </table:table-row>
        </table:table>
        <text:p text:style-name="P34"><text:soft-page-break/>Er det endringer i avtalens varighet*?</text:p>
        <text:p text:style-name="P34"/>
        <text:p text:style-name="P34"><text:span text:style-name="T8"><draw:control text:anchor-type="as-char" draw:z-index="2" draw:style-name="gr1" draw:text-style-name="P40" svg:width="0.318cm" svg:height="0.318cm" draw:control="control3"/></text:span><text:span text:style-name="T8"> Ja<text:tab/> Ny avtaleperiode fra </text:span><text:bookmark-start text:name="Text32"/><text:span text:style-name="T8"><text:text-input text:description="Text32">1.10.2010</text:text-input></text:span><text:bookmark-end text:name="Text32"/><text:span text:style-name="T8"> <text:s/>til <text:s/></text:span><text:bookmark-start text:name="Text33"/><text:span text:style-name="T8"><text:text-input text:description="Text33">4.3.2015</text:text-input></text:span><text:bookmark-end text:name="Text33"/></text:p>
        <text:p text:style-name="P37"/>
        <text:p text:style-name="P34"><text:bookmark-start text:name="Check12"/><text:span text:style-name="T8"><draw:control text:anchor-type="as-char" draw:z-index="3" draw:style-name="gr1" draw:text-style-name="P40" svg:width="0.318cm" svg:height="0.318cm" draw:control="control4"/></text:span><text:bookmark-end text:name="Check12"/><text:span text:style-name="T8"> Nei<text:tab/></text:span></text:p>
        <text:p text:style-name="P35"/>
        <text:p text:style-name="P35">*det er mulig å søke om forlengelse lengre enn du har finansiering. </text:p>
        <text:p text:style-name="P38"/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7">Hvis ja, grunngi hvorfor det trengs forlengelse.</text:p>
              <text:p text:style-name="P12"><text:text-input text:description="Text30">Ønsker å gå ned til 70% stilling for å ha delvis ermisjon for egne barn f.o.m. 14. august 2013 og ut høstsemesteret. Såvidt jeg forstår er dette en rettighet etter Arbeidsmiljølovens §12-6. Det er noe uklart hvordan man beregner hvor mange dager finansieringen varer, så det er mulig sluttdatoen vil korrigeres ettersom avtalens varighet per idag er lik finansieringens varighet.</text:text-input></text:p>
            </table:table-cell>
          </table:table-row>
          <table:table-row table:style-name="Table5.2">
            <table:table-cell table:style-name="Table5.A1" office:value-type="string">
              <text:p text:style-name="P7">Dato og underskrift, hovedveileder </text:p>
              <text:p text:style-name="P6"/>
            </table:table-cell>
          </table:table-row>
        </table:table>
        <text:p text:style-name="P34"/>
        <text:p text:style-name="P34"/>
        <text:p text:style-name="P34">Ved forlengelse, har du finansiering for hele/deler av forlengelsen? <text:span text:style-name="T8"><draw:control text:anchor-type="as-char" draw:z-index="4" draw:style-name="gr1" draw:text-style-name="P40" svg:width="0.318cm" svg:height="0.318cm" draw:control="control5"/></text:span><text:span text:style-name="T8"> Ja <text:s text:c="3"/></text:span><text:span text:style-name="T8"><draw:control text:anchor-type="as-char" draw:z-index="5" draw:style-name="gr1" draw:text-style-name="P40" svg:width="0.318cm" svg:height="0.318cm" draw:control="control6"/></text:span><text:span text:style-name="T8"> Nei</text:span></text:p>
        <text:p text:style-name="P35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7">Hvis ja, oppgi hva slags, fra hvor og hvor lenge. </text:p>
              <text:p text:style-name="P12"><text:text-input text:description="Text30">Ved omsorgspermisjon forlenges kontrakten tilsvarende.</text:text-input></text:p>
            </table:table-cell>
          </table:table-row>
        </table:table>
        <text:p text:style-name="P20"/>
        <text:p text:style-name="P30"><text:span text:style-name="T12">Ved forlengelse: skal du jobbe heltid eller deltid</text:span><text:span text:style-name="T12"> med doktorgraden? </text:span></text:p>
        <text:p text:style-name="P30"><text:span text:style-name="T6"><text:s/></text:span><text:bookmark-start text:name="Check8"/><text:span text:style-name="T6"><draw:control text:anchor-type="as-char" draw:z-index="6" draw:style-name="gr1" draw:text-style-name="P40" svg:width="0.318cm" svg:height="0.318cm" draw:control="control7"/></text:span><text:bookmark-end text:name="Check8"/><text:span text:style-name="T6"> Heltid <text:s text:c="4"/></text:span><text:bookmark-start text:name="Check9"/><text:span text:style-name="T6"><draw:control text:anchor-type="as-char" draw:z-index="7" draw:style-name="gr1" draw:text-style-name="P40" svg:width="0.318cm" svg:height="0.318cm" draw:control="control8"/></text:span><text:bookmark-end text:name="Check9"/><text:span text:style-name="T6"> Deltid</text:span></text:p>
        <text:p text:style-name="P22"/>
        <text:p text:style-name="P30"><text:span text:style-name="T5">Ved deltid</text:span><text:span text:style-name="T5">, angi stillingsprosent du skal jobbe med doktorgraden: </text:span><text:span text:style-name="T7"><text:text-input text:description="Text30">70%</text:text-input></text:span></text:p>
        <text:p text:style-name="P33">NEDENFORSTÅENDE SKAL BESVARES AV INSTITUTTET:</text:p>
        <text:p text:style-name="P20"/>
        <text:p text:style-name="P34"><text:span text:style-name="T8">Anbefaler instituttet forlengelse?<text:tab/><text:tab/></text:span> <text:span text:style-name="T8"><text:tab/></text:span><text:span text:style-name="T8"><draw:control text:anchor-type="as-char" draw:z-index="8" draw:style-name="gr1" draw:text-style-name="P40" svg:width="0.318cm" svg:height="0.318cm" draw:control="control9"/></text:span><text:span text:style-name="T8"> Ja<text:tab/></text:span><text:span text:style-name="T8"><draw:control text:anchor-type="as-char" draw:z-index="9" draw:style-name="gr1" draw:text-style-name="P40" svg:width="0.318cm" svg:height="0.318cm" draw:control="control10"/></text:span><text:span text:style-name="T8"> Nei<text:tab/></text:span></text:p>
        <text:p text:style-name="P35"/>
        <text:p text:style-name="P35"/>
        <text:p text:style-name="P34"><text:span text:style-name="T8">Anbefaler instituttet innhold i opplæringsdel? <text:tab/></text:span><text:span text:style-name="T8"><draw:control text:anchor-type="as-char" draw:z-index="10" draw:style-name="gr1" draw:text-style-name="P40" svg:width="0.318cm" svg:height="0.318cm" draw:control="control11"/></text:span><text:span text:style-name="T8"> Ja<text:tab/></text:span><text:span text:style-name="T8"><draw:control text:anchor-type="as-char" draw:z-index="11" draw:style-name="gr1" draw:text-style-name="P40" svg:width="0.318cm" svg:height="0.318cm" draw:control="control12"/></text:span><text:span text:style-name="T8"> Nei<text:tab/></text:span></text:p>
        <text:p text:style-name="P35"/>
        <text:p text:style-name="P35"/>
        <text:p text:style-name="P20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4">Hvis nei på noen av overnevnte punkter – angi grunn:</text:p>
              <text:p text:style-name="P6"><text:text-input text:description="Text30">     </text:text-input></text:p>
            </table:table-cell>
          </table:table-row>
        </table:table>
        <text:p text:style-name="P23"/>
        <text:p text:style-name="P23"/>
        <text:p text:style-name="P23"/>
        <text:p text:style-name="P26">__________________________________<text:tab/><text:tab/>_________________________________</text:p>
        <text:p text:style-name="P24">dato og signatur, ph.d.-kandidat <text:tab/><text:tab/><text:tab/>dato og signatur, hovedveileder</text:p>
        <text:p text:style-name="P21"/>
        <text:p text:style-name="P25"/>
        <text:p text:style-name="P25"/>
        <text:p text:style-name="P25"/>
        <text:p text:style-name="P27">__________________________________<text:tab/>__________________________________</text:p>
        <text:p text:style-name="P28">dato og signatur, medveileder I<text:tab/><text:tab/>dato og signatur, medveileder II</text:p>
        <text:p text:style-name="P25"/>
        <text:p text:style-name="P14"/>
        <text:p text:style-name="P14"><text:tab/></text:p>
        <text:p text:style-name="P14"><text:s text:c="2"/></text:p>
        <text:p text:style-name="P14"><text:tab/></text:p>
        <text:p text:style-name="P27">__________________________________<text:tab/>__________________________________</text:p>
        <text:p text:style-name="P28">dato og signatur, medveileder III<text:tab/><text:tab/>dato og signatur, medveileder IV</text:p>
        <text:p text:style-name="P27"/>
        <text:p text:style-name="P27"/>
        <text:p text:style-name="P27"/>
        <text:p text:style-name="P27"/>
        <text:p text:style-name="P27"/>
        <text:p text:style-name="P18"><text:span text:style-name="T4">________________________________</text:span><text:span text:style-name="T4">__<text:tab/>__________________________________</text:span></text:p>
        <text:p text:style-name="P28">dato og signatur, grunnenhet<text:tab/><text:tab/>dato og signatur, MN-fakultetet<text:tab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language="nb" fo:country="NO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language="nb" fo:country="NO" fo:font-weight="bold" style:font-weight-asian="bold" style:font-weight-complex="bold"/>
    </style:style>
    <style:style style:name="Stil1" style:family="paragraph" style:parent-style-name="Text_20_body">
      <style:text-properties fo:language="nb" fo:country="NO"/>
    </style:style>
    <style:style style:name="Stil_20_Overskrift_20_1_20__2b__20_Linjeavstand_3a__20__20_Halvannen" style:display-name="Stil Overskrift 1 + Linjeavstand:  Halvannen" style:family="paragraph" style:parent-style-name="Heading_20_1" style:default-outline-level="" style:list-style-name="">
      <style:text-properties fo:font-size="13pt" style:font-size-asian="13pt" style:font-size-complex="13pt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.011cm" fo:margin-top="0cm" fo:margin-bottom="0cm" fo:line-height="150%" fo:text-indent="0cm" style:auto-text-indent="fals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language="nb" fo:country="NO"/>
    </style:style>
    <style:style style:name="Stil_20_Overskrift_20_1_20__2b__20_Ikke_20_Fet_20_Linjeavstand_3a__20__20_Halvannen" style:display-name="Stil Overskrift 1 + Ikke Fet Linjeavstand:  Halvannen" style:family="paragraph" style:parent-style-name="Heading_20_1" style:default-outline-level="" style:list-style-name="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-complex="Times New Roman"/>
    </style:style>
    <style:style style:name="WW8Num2z0" style:family="text">
      <style:text-properties style:font-name="Symbol" style:font-name-asian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Char" style:family="text" style:parent-style-name="Default_20_Paragraph_20_Font">
      <style:text-properties fo:font-size="12pt" fo:language="nb" fo:country="NO" fo:font-weight="bold" style:font-size-asian="12pt" style:font-weight-asian="bold" style:font-name-complex="Times New Roman" style:font-size-complex="12pt" style:font-weight-complex="bold"/>
    </style:style>
    <style:style style:name="Stil_20_Overskrift_20_1_20__2b__20_Linjeavstand_3a__20__20_Halvannen_20_Tegn" style:display-name="Stil Overskrift 1 + Linjeavstand:  Halvannen Tegn" style:family="text" style:parent-style-name="Char">
      <style:text-properties fo:font-size="13pt" style:font-size-asian="13pt" style:font-size-complex="13pt"/>
    </style:style>
    <style:style style:name="Page_20_Number" style:display-name="Page Number" style:family="text" style:parent-style-name="Default_20_Paragraph_20_Font">
      <style:text-properties style:font-name-complex="Times New Roman"/>
    </style:style>
    <style:style style:name="Char1" style:family="text" style:parent-style-name="Default_20_Paragraph_20_Font">
      <style:text-properties fo:font-size="12pt" fo:language="nb" fo:country="NO" fo:font-weight="bold" style:font-size-asian="12pt" style:font-weight-asian="bold" style:font-name-complex="Times New Roman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space-before="0.635cm" text:min-label-width="0.635cm"/>
      </text:list-level-style-number>
      <text:list-level-style-number text:level="2" text:style-name="WW8Num1z0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8Num1z0" style:num-suffix="." style:num-format="i">
        <style:list-level-properties text:min-label-width="3.81cm" text:min-label-distance="0.318cm" fo:text-align="end"/>
      </text:list-level-style-number>
      <text:list-level-style-number text:level="4" text:style-name="WW8Num1z0" style:num-suffix="." style:num-format="1">
        <style:list-level-properties text:space-before="4.445cm" text:min-label-width="0.635cm"/>
      </text:list-level-style-number>
      <text:list-level-style-number text:level="5" text:style-name="WW8Num1z0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8Num1z0" style:num-suffix="." style:num-format="i">
        <style:list-level-properties text:min-label-width="7.62cm" text:min-label-distance="0.318cm" fo:text-align="end"/>
      </text:list-level-style-number>
      <text:list-level-style-number text:level="7" text:style-name="WW8Num1z0" style:num-suffix="." style:num-format="1">
        <style:list-level-properties text:space-before="8.255cm" text:min-label-width="0.635cm"/>
      </text:list-level-style-number>
      <text:list-level-style-number text:level="8" text:style-name="WW8Num1z0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8Num1z0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.3cm" fo:margin-bottom="1.251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5cm" fo:margin-left="0cm" fo:margin-right="0cm" fo:margin-top="0.9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15"><draw:text-box fo:min-height="0.37cm" fo:min-width="0.041cm"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SØKNADS- OG AVTALESKJEMA FOR OPPTAK TIL ORGANISERT</dc:title>
    <meta:initial-creator>Merethe Bremer</meta:initial-creator>
    <meta:creation-date>2010-02-23T13:38:00</meta:creation-date>
    <dc:date>2013-07-04T18:05:26</dc:date>
    <meta:print-date>2010-02-23T13:30:00</meta:print-date>
    <meta:editing-cycles>9</meta:editing-cycles>
    <meta:editing-duration>PT23H41M30S</meta:editing-duration>
    <meta:document-statistic meta:table-count="7" meta:image-count="0" meta:object-count="0" meta:page-count="4" meta:paragraph-count="124" meta:word-count="301" meta:character-count="2668" meta:non-whitespace-character-count="2110"/>
    <meta:user-defined meta:name="Info 1"/>
    <meta:user-defined meta:name="Info 2"/>
    <meta:user-defined meta:name="Info 3"/>
    <meta:user-defined meta:name="Info 4"/>
  </office:meta>
</office:document-meta>
</file>